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text-properties fo:language="en" fo:country="US"/>
    </style:style>
    <style:style style:name="P5" style:family="paragraph" style:parent-style-name="Standard">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language="en" fo:country="US" fo:font-style="italic"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port</text:p>
      <text:p text:style-name="Standard">Write a report (500-1000 words) explaining your work process and justifying your choices. Explain how you would communicate with your client and other team members. What communication tools would you use to accomplish this project? </text:p>
      <text:p text:style-name="Standard"/>
      <text:p text:style-name="P2">REPORT</text:p>
      <text:p text:style-name="P2"/>
      <text:p text:style-name="P3">Lofthus frukt og saft</text:p>
      <text:p text:style-name="P1"/>
      <text:p text:style-name="P1"/>
      <text:p text:style-name="P5">INTERPRETATION OF THE TASK</text:p>
      <text:p text:style-name="P6"/>
      <text:p text:style-name="P6">Use knowledge of ganttcharts and report writing, plus all of the previous courses; To make a </text:p>
      <text:p text:style-name="P6">gantt chart to demonstrate the ability to plan and execute the building of a website.</text:p>
      <text:p text:style-name="P6"/>
      <text:p text:style-name="P4">WORK PROCESS </text:p>
      <text:p text:style-name="P4"/>
      <text:p text:style-name="P4">Read the course assignment(CA) and starting to make a thoughtmap of sorts of all the tasks I needed to include in my gantt chart. </text:p>
      <text:p text:style-name="P4"/>
      <text:p text:style-name="P4">Then I used the example gantt chart provided in the CA, and included some of the tasks I did not think of myself. I took an extra look on what was needed as far as specialties go. And saw that it was the same as mine. </text:p>
      <text:p text:style-name="P4"/>
      <text:p text:style-name="P4">Then I sorted the tasks in to groups; Plan, Design, Build and launch.</text:p>
      <text:p text:style-name="P4">I took another look at my list of tasks, I choose to remove copywriter from the list before I started to make my gantt chart using Open Office Math. </text:p>
      <text:p text:style-name="P4"/>
      <text:p text:style-name="P4">After my I was satisfied with my chart; And reading the assignment again, I decided to include it after all. <text:span text:style-name="T1">Lofthus frukt og saft </text:span><text:span text:style-name="T2">is expanding it's business and going online. So we need someone to write our advertisement material. And Search engine optimization(SEO) keywords.</text:span></text:p>
      <text:p text:style-name="P4"><text:line-break/>TIMESCHEDUAL</text:p>
      <text:p text:style-name="P4"/>
      <text:p text:style-name="P4">There was no timeschedual specified in the CA.<text:line-break/>So I expanded the gantt chart as I filled in new tasks. I fear that some, if not all the tasks assigned time is on the optimistic side; even after I added room for extension. </text:p>
      <text:p text:style-name="P4">To make the extentions realistic is used a formula from the Lynda.com course on Gantt charts. <text:line-break/></text:p>
      <text:p text:style-name="P4"><text:tab/>Time + (Extra / 2) = 90% chance of enough time.</text:p>
      <text:p text:style-name="P4"/>
      <text:p text:style-name="P4"/>
      <text:p text:style-name="P4"/>
      <text:p text:style-name="P4"/>
      <text:p text:style-name="P4"/>
      <text:p text:style-name="P4"/>
      <text:p text:style-name="P4"/>
      <text:p text:style-name="P4"/>
      <text:p text:style-name="P6"/>
      <text:p text:style-name="P6"/>
      <text:p text:style-name="P6"/>
      <text:p text:style-name="Standard"/>
      <text:p text:style-name="Standard"><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11-17T11:02:50.70</meta:creation-date>
    <meta:generator>OpenOffice.org/3.3$Win32 OpenOffice.org_project/330m20$Build-9567</meta:generator>
    <dc:date>2018-11-19T15:14:32.02</dc:date>
    <meta:editing-duration>P2DT4H2M24S</meta:editing-duration>
    <meta:editing-cycles>4</meta:editing-cycles>
    <meta:document-statistic meta:table-count="0" meta:image-count="0" meta:object-count="0" meta:page-count="2" meta:paragraph-count="18" meta:word-count="306" meta:character-count="1704"/>
  </office:meta>
</office:document-meta>
</file>